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316" officeooo:paragraph-rsid="001c23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Einrichtung der Arduino IDE</text:p>
      <text:p text:style-name="P1">- WLAN Daten eingeben</text:p>
      <text:p text:style-name="P1">- USB versorgung aufklären</text:p>
      <text:p text:style-name="P1">- Modi erklären</text:p>
      <text:p text:style-name="P1">- Technische Dokument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14:52:02.365814741</meta:creation-date>
    <dc:date>2026-02-23T14:54:58.061813549</dc:date>
    <meta:editing-duration>PT2M57S</meta:editing-duration>
    <meta:editing-cycles>1</meta:editing-cycles>
    <meta:document-statistic meta:table-count="0" meta:image-count="0" meta:object-count="0" meta:page-count="1" meta:paragraph-count="5" meta:word-count="19" meta:character-count="117" meta:non-whitespace-character-count="103"/>
    <meta:generator>LibreOffice/25.2.3.2$Linux_X86_64 LibreOffice_project/520$Build-2</meta:generator>
  </office:meta>
</office:document-meta>
</file>